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8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9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7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5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8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0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2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3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8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1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2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5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5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6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7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59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4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1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57" calcext:value-type="float">
            <text:p>1.157</text:p>
          </table:table-cell>
          <table:table-cell table:style-name="ce2" office:value-type="float" office:value="1.166" calcext:value-type="float">
            <text:p>1.166</text:p>
          </table:table-cell>
          <table:table-cell table:style-name="ce11" office:value-type="percentage" office:value="0.0534" calcext:value-type="percentage">
            <text:p>5.34%</text:p>
          </table:table-cell>
          <table:table-cell table:style-name="ce18" office:value-type="percentage" office:value="-0.0141" calcext:value-type="percentage">
            <text:p>-1.41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13" calcext:value-type="float" table:number-columns-spanned="3" table:number-rows-spanned="1">
            <text:p>1.13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385" calcext:value-type="percentage" table:number-columns-spanned="3" table:number-rows-spanned="1">
            <text:p>3.85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9" office:value-type="percentage" office:value="0.2063" calcext:value-type="percentage" table:number-columns-spanned="1" table:number-rows-spanned="3">
            <text:p>20.63%</text:p>
          </table:table-cell>
          <table:table-cell office:value-type="string" calcext:value-type="string">
            <text:p>兴业银行</text:p>
          </table:table-cell>
          <table:table-cell office:value-type="percentage" office:value="0.0849" calcext:value-type="percentage">
            <text:p>8.4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52" calcext:value-type="float">
            <text:p>17.520</text:p>
          </table:table-cell>
          <table:table-cell office:value-type="percentage" office:value="-0.0245" calcext:value-type="percentage">
            <text:p>-2.45%</text:p>
          </table:table-cell>
          <table:table-cell table:style-name="ce35" table:formula="of:=[.F6]/[.E6]-1.0014" office:value-type="percentage" office:value="0.0355318181818181" calcext:value-type="percentage">
            <text:p>3.55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民生银行</text:p>
          </table:table-cell>
          <table:table-cell office:value-type="percentage" office:value="0.0839" calcext:value-type="percentage">
            <text:p>8.39%</text:p>
          </table:table-cell>
          <table:table-cell office:value-type="float" office:value="8.702" calcext:value-type="float">
            <text:p>8.702</text:p>
          </table:table-cell>
          <table:table-cell office:value-type="float" office:value="8.37" calcext:value-type="float">
            <text:p>8.370</text:p>
          </table:table-cell>
          <table:table-cell office:value-type="percentage" office:value="-0.0012" calcext:value-type="percentage">
            <text:p>-0.12%</text:p>
          </table:table-cell>
          <table:table-cell table:style-name="ce38" table:formula="of:=[.F7]/[.E7]-1.0014" office:value-type="percentage" office:value="-0.0395521489312803" calcext:value-type="percentage">
            <text:p>-3.96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平安银行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21" calcext:value-type="float">
            <text:p>11.210</text:p>
          </table:table-cell>
          <table:table-cell office:value-type="percentage" office:value="0.009" calcext:value-type="percentage">
            <text:p>0.90%</text:p>
          </table:table-cell>
          <table:table-cell table:style-name="ce39" table:formula="of:=[.F8]/[.E8]-1.0014" office:value-type="percentage" office:value="0.089809967876959" calcext:value-type="percentage">
            <text:p>8.98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1764" calcext:value-type="percentage" table:number-columns-spanned="1" table:number-rows-spanned="2">
            <text:p>17.64%</text:p>
          </table:table-cell>
          <table:table-cell office:value-type="string" calcext:value-type="string">
            <text:p>北京君正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25.998" calcext:value-type="float">
            <text:p>25.998</text:p>
          </table:table-cell>
          <table:table-cell office:value-type="float" office:value="33.38" calcext:value-type="float">
            <text:p>33.380</text:p>
          </table:table-cell>
          <table:table-cell office:value-type="percentage" office:value="0.2809" calcext:value-type="percentage">
            <text:p>28.09%</text:p>
          </table:table-cell>
          <table:table-cell table:style-name="ce46" table:formula="of:=[.F9]/[.E9]-1.0014" office:value-type="percentage" office:value="0.282544918839911" calcext:value-type="percentage">
            <text:p>28.25%</text:p>
          </table:table-cell>
        </table:table-row>
        <table:table-row table:style-name="ro1">
          <table:covered-table-cell/>
          <table:covered-table-cell table:style-name="ce12"/>
          <table:table-cell office:value-type="string" calcext:value-type="string">
            <text:p>大族激光</text:p>
          </table:table-cell>
          <table:table-cell office:value-type="percentage" office:value="0.0649" calcext:value-type="percentage">
            <text:p>6.49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8.83" calcext:value-type="float">
            <text:p>38.830</text:p>
          </table:table-cell>
          <table:table-cell office:value-type="percentage" office:value="0.1288" calcext:value-type="percentage">
            <text:p>12.88%</text:p>
          </table:table-cell>
          <table:table-cell table:style-name="ce47" table:formula="of:=[.F10]/[.E10]-1.0014" office:value-type="percentage" office:value="0.0532185393411009" calcext:value-type="percentage">
            <text:p>5.32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<text:s/>交通运输</text:p>
          </table:table-cell>
          <table:table-cell table:style-name="ce9" office:value-type="percentage" office:value="0.1093" calcext:value-type="percentage" table:number-columns-spanned="1" table:number-rows-spanned="2">
            <text:p>10.93%</text:p>
          </table:table-cell>
          <table:table-cell office:value-type="string" calcext:value-type="string">
            <text:p>白云机场</text:p>
          </table:table-cell>
          <table:table-cell office:value-type="percentage" office:value="0.0916" calcext:value-type="percentage">
            <text:p>9.16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38" calcext:value-type="float">
            <text:p>13.380</text:p>
          </table:table-cell>
          <table:table-cell office:value-type="percentage" office:value="0.0159" calcext:value-type="percentage">
            <text:p>1.59%</text:p>
          </table:table-cell>
          <table:table-cell table:style-name="ce45" table:formula="of:=[.F11]/[.E11]-1.0014" office:value-type="percentage" office:value="0.0298933559426544" calcext:value-type="percentage">
            <text:p>2.99%</text:p>
          </table:table-cell>
        </table:table-row>
        <table:table-row table:style-name="ro1">
          <table:covered-table-cell/>
          <table:covered-table-cell table:style-name="ce12"/>
          <table:table-cell office:value-type="string" calcext:value-type="string">
            <text:p>秦港股份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2.34" calcext:value-type="float">
            <text:p>2.340</text:p>
          </table:table-cell>
          <table:table-cell office:value-type="float" office:value="10.59" calcext:value-type="float">
            <text:p>10.590</text:p>
          </table:table-cell>
          <table:table-cell office:value-type="percentage" office:value="0.6119" calcext:value-type="percentage">
            <text:p>61.19%</text:p>
          </table:table-cell>
          <table:table-cell table:style-name="ce48" table:formula="of:=[.F12]/[.E12]-1.0014" office:value-type="percentage" office:value="3.52424102564103" calcext:value-type="percentage">
            <text:p>352.42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9" office:value-type="percentage" office:value="0.0938" calcext:value-type="percentage">
            <text:p>9.38%</text:p>
          </table:table-cell>
          <table:table-cell office:value-type="string" calcext:value-type="string">
            <text:p>中国平安</text:p>
          </table:table-cell>
          <table:table-cell office:value-type="percentage" office:value="0.0938" calcext:value-type="percentage">
            <text:p>9.38%</text:p>
          </table:table-cell>
          <table:table-cell office:value-type="float" office:value="51.664" calcext:value-type="float">
            <text:p>51.664</text:p>
          </table:table-cell>
          <table:table-cell office:value-type="float" office:value="56.17" calcext:value-type="float">
            <text:p>56.170</text:p>
          </table:table-cell>
          <table:table-cell office:value-type="percentage" office:value="0.0061" calcext:value-type="percentage">
            <text:p>0.61%</text:p>
          </table:table-cell>
          <table:table-cell table:style-name="ce40" table:formula="of:=[.F13]/[.E13]-1.0014" office:value-type="percentage" office:value="0.0858174047692783" calcext:value-type="percentage">
            <text:p>8.58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3" office:value-type="percentage" office:value="0.0525" calcext:value-type="percentage" table:number-columns-spanned="1" table:number-rows-spanned="2">
            <text:p>5.25%</text:p>
          </table:table-cell>
          <table:table-cell office:value-type="string" calcext:value-type="string">
            <text:p>新华医疗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20.27" calcext:value-type="float">
            <text:p>20.270</text:p>
          </table:table-cell>
          <table:table-cell office:value-type="float" office:value="17.87" calcext:value-type="float">
            <text:p>17.870</text:p>
          </table:table-cell>
          <table:table-cell office:value-type="percentage" office:value="-0.0011" calcext:value-type="percentage">
            <text:p>-0.11%</text:p>
          </table:table-cell>
          <table:table-cell table:style-name="ce42" table:formula="of:=[.F14]/[.E14]-1.0014" office:value-type="percentage" office:value="-0.119801578687716" calcext:value-type="percentage">
            <text:p>-11.98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5" calcext:value-type="float">
            <text:p>13.500</text:p>
          </table:table-cell>
          <table:table-cell office:value-type="percentage" office:value="-0.0117" calcext:value-type="percentage">
            <text:p>-1.17%</text:p>
          </table:table-cell>
          <table:table-cell table:style-name="ce43" table:formula="of:=[.F15]/[.E15]-1.0014" office:value-type="percentage" office:value="-0.106589898588189" calcext:value-type="percentage">
            <text:p>-10.66%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306" calcext:value-type="percentage">
            <text:p>3.06%</text:p>
          </table:table-cell>
          <table:table-cell office:value-type="string" calcext:value-type="string">
            <text:p>东方财富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5.27" calcext:value-type="float">
            <text:p>15.270</text:p>
          </table:table-cell>
          <table:table-cell office:value-type="percentage" office:value="0.0946" calcext:value-type="percentage">
            <text:p>9.46%</text:p>
          </table:table-cell>
          <table:table-cell table:style-name="ce53" table:formula="of:=[.F16]/[.E16]-1.0014" office:value-type="percentage" office:value="0.0314733766233766" calcext:value-type="percentage">
            <text:p>3.15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39" calcext:value-type="percentage">
            <text:p>2.39%</text:p>
          </table:table-cell>
          <table:table-cell office:value-type="string" calcext:value-type="string">
            <text:p>东土科技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4.32" calcext:value-type="float">
            <text:p>14.320</text:p>
          </table:table-cell>
          <table:table-cell office:value-type="percentage" office:value="0.0134" calcext:value-type="percentage">
            <text:p>1.34%</text:p>
          </table:table-cell>
          <table:table-cell table:style-name="ce58" table:formula="of:=[.F17]/[.E17]-1.0014" office:value-type="percentage" office:value="0.0434741335279094" calcext:value-type="percentage">
            <text:p>4.35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315" calcext:value-type="float" table:number-columns-spanned="3" table:number-rows-spanned="1">
            <text:p>1.315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1239" calcext:value-type="percentage" table:number-columns-spanned="3" table:number-rows-spanned="1">
            <text:p>12.39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669" calcext:value-type="percentage">
            <text:p>6.69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669" calcext:value-type="percentage">
            <text:p>6.69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38.2" calcext:value-type="float">
            <text:p>38.2000</text:p>
          </table:table-cell>
          <table:table-cell office:value-type="percentage" office:value="0.0733" calcext:value-type="percentage">
            <text:p>7.33%</text:p>
          </table:table-cell>
          <table:table-cell table:style-name="ce61" table:formula="of:=[.F21]/[.E21]-1.0014" office:value-type="percentage" office:value="0.0595254491575086" calcext:value-type="percentage">
            <text:p>5.95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455" calcext:value-type="percentage">
            <text:p>4.55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455" calcext:value-type="percentage">
            <text:p>4.55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0.79" calcext:value-type="float">
            <text:p>20.7900</text:p>
          </table:table-cell>
          <table:table-cell office:value-type="percentage" office:value="0.2044" calcext:value-type="percentage">
            <text:p>20.44%</text:p>
          </table:table-cell>
          <table:table-cell table:style-name="ce62" table:formula="of:=[.F22]/[.E22]-1.0014" office:value-type="percentage" office:value="0.166052830188679" calcext:value-type="percentage">
            <text:p>16.61%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428" calcext:value-type="percentage">
            <text:p>4.28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428" calcext:value-type="percentage">
            <text:p>4.28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5.27" calcext:value-type="float">
            <text:p>15.2700</text:p>
          </table:table-cell>
          <table:table-cell office:value-type="percentage" office:value="0.1089" calcext:value-type="percentage">
            <text:p>10.89%</text:p>
          </table:table-cell>
          <table:table-cell table:style-name="ce55" table:formula="of:=[.F23]/[.E23]-1.0014" office:value-type="percentage" office:value="0.0688870920713243" calcext:value-type="percentage">
            <text:p>6.89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9" office:value-type="percentage" office:value="0.0388" calcext:value-type="percentage" table:number-columns-spanned="1" table:number-rows-spanned="2">
            <text:p>3.88%</text:p>
          </table:table-cell>
          <table:table-cell table:style-name="ce18" office:value-type="string" calcext:value-type="string">
            <text:p>阿里巴巴</text:p>
          </table:table-cell>
          <table:table-cell office:value-type="percentage" office:value="0.0206" calcext:value-type="percentage">
            <text:p>2.06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1" calcext:value-type="float">
            <text:p>171.0000</text:p>
          </table:table-cell>
          <table:table-cell office:value-type="percentage" office:value="-0.0041" calcext:value-type="percentage">
            <text:p>-0.41%</text:p>
          </table:table-cell>
          <table:table-cell table:style-name="ce65" table:formula="of:=[.F24]/[.E24]-1.0014" office:value-type="percentage" office:value="0.197835014296144" calcext:value-type="percentage">
            <text:p>19.78%</text:p>
          </table:table-cell>
        </table:table-row>
        <table:table-row table:style-name="ro1">
          <table:covered-table-cell/>
          <table:covered-table-cell table:style-name="ce12"/>
          <table:table-cell table:style-name="ce18" office:value-type="string" calcext:value-type="string">
            <text:p>聚美优品</text:p>
          </table:table-cell>
          <table:table-cell office:value-type="percentage" office:value="0.0182" calcext:value-type="percentage">
            <text:p>1.82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3.33" calcext:value-type="float">
            <text:p>3.3300</text:p>
          </table:table-cell>
          <table:table-cell office:value-type="percentage" office:value="0.0313" calcext:value-type="percentage">
            <text:p>3.13%</text:p>
          </table:table-cell>
          <table:table-cell table:style-name="ce66" table:formula="of:=[.F25]/[.E25]-1.0014" office:value-type="percentage" office:value="0.540266666666666" calcext:value-type="percentage">
            <text:p>54.03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343" calcext:value-type="percentage">
            <text:p>3.43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343" calcext:value-type="percentage">
            <text:p>3.43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8.5" calcext:value-type="float">
            <text:p>28.5000</text:p>
          </table:table-cell>
          <table:table-cell office:value-type="percentage" office:value="0.1547" calcext:value-type="percentage">
            <text:p>15.47%</text:p>
          </table:table-cell>
          <table:table-cell table:style-name="ce67" table:formula="of:=[.F26]/[.E26]-1.0014" office:value-type="percentage" office:value="0.0905540229885056" calcext:value-type="percentage">
            <text:p>9.06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office:value-type="percentage" office:value="0.0331" calcext:value-type="percentage">
            <text:p>3.31%</text:p>
          </table:table-cell>
          <table:table-cell table:style-name="ce18" office:value-type="string" calcext:value-type="string">
            <text:p>中国太平</text:p>
          </table:table-cell>
          <table:table-cell office:value-type="percentage" office:value="0.0331" calcext:value-type="percentage">
            <text:p>3.31%</text:p>
          </table:table-cell>
          <table:table-cell table:style-name="ce32" office:value-type="float" office:value="23.5456" calcext:value-type="float">
            <text:p>23.5456</text:p>
          </table:table-cell>
          <table:table-cell table:style-name="ce32" office:value-type="float" office:value="23.66" calcext:value-type="float">
            <text:p>23.6600</text:p>
          </table:table-cell>
          <table:table-cell office:value-type="percentage" office:value="-0.0287" calcext:value-type="percentage">
            <text:p>-2.87%</text:p>
          </table:table-cell>
          <table:table-cell table:style-name="ce59" table:formula="of:=[.F27]/[.E27]-1.0014" office:value-type="percentage" office:value="0.00345865724381622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21" calcext:value-type="percentage">
            <text:p>3.21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21" calcext:value-type="percentage">
            <text:p>3.21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22.9" calcext:value-type="float">
            <text:p>22.9000</text:p>
          </table:table-cell>
          <table:table-cell office:value-type="percentage" office:value="0.1372" calcext:value-type="percentage">
            <text:p>13.72%</text:p>
          </table:table-cell>
          <table:table-cell table:style-name="ce64" table:formula="of:=[.F28]/[.E28]-1.0014" office:value-type="percentage" office:value="0.0896009099614576" calcext:value-type="percentage">
            <text:p>8.96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82" calcext:value-type="percentage">
            <text:p>2.82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82" calcext:value-type="percentage">
            <text:p>2.82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2.02" calcext:value-type="float">
            <text:p>172.0200</text:p>
          </table:table-cell>
          <table:table-cell office:value-type="percentage" office:value="0.0334" calcext:value-type="percentage">
            <text:p>3.34%</text:p>
          </table:table-cell>
          <table:table-cell table:style-name="ce71" table:formula="of:=[.F29]/[.E29]-1.0014" office:value-type="percentage" office:value="0.114549936002522" calcext:value-type="percentage">
            <text:p>11.45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2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17" office:value-type="float" office:value="1.181" calcext:value-type="float">
            <text:p>1.181</text:p>
          </table:table-cell>
          <table:table-cell table:style-name="Default" office:value-type="float" office:value="1.3" calcext:value-type="float">
            <text:p>1.3</text:p>
          </table:table-cell>
          <table:table-cell table:formula="of:=[.C32]/[.B32]-1" office:value-type="percentage" office:value="0.100762066045724" calcext:value-type="percentage">
            <text:p>10.08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17" office:value-type="float" office:value="1.111" calcext:value-type="float">
            <text:p>1.111</text:p>
          </table:table-cell>
          <table:table-cell table:style-name="Default" office:value-type="float" office:value="1.126" calcext:value-type="float">
            <text:p>1.126</text:p>
          </table:table-cell>
          <table:table-cell table:formula="of:=[.C33]/[.B33]-1" office:value-type="percentage" office:value="0.0135013501350134" calcext:value-type="percentage">
            <text:p>1.3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10:13:52.518713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9-03T10:14:05.277244453</dc:date>
    <meta:editing-duration>PT2H40M4S</meta:editing-duration>
    <meta:editing-cycles>38</meta:editing-cycles>
    <meta:generator>LibreOffice/5.3.1.2$Linux_X86_64 LibreOffice_project/30m0$Build-2</meta:generator>
    <meta:document-statistic meta:table-count="1" meta:cell-count="227" meta:object-count="0"/>
  </office:meta>
</office:document-meta>
</file>